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01cm" svg:height="1.977cm" svg:x="1.517cm" svg:y="7.985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3.376cm" svg:y="7.98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99cm" svg:height="1.977cm" svg:x="5.148cm" svg:y="7.98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2cm" svg:height="1.977cm" svg:x="6.917cm" svg:y="7.98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1cm" svg:height="1.977cm" svg:x="15.419cm" svg:y="7.98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1cm" svg:height="1.977cm" svg:x="17.251cm" svg:y="7.98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1cm" svg:height="1.977cm" svg:x="19.022cm" svg:y="7.98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26.343cm" svg:y="7.98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28.173cm" svg:y="7.985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29.943cm" svg:y="7.985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31.712cm" svg:y="7.98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1.381cm" svg:y="16.676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3.122cm" svg:y="16.676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99cm" svg:height="1.977cm" svg:x="4.894cm" svg:y="16.67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6.664cm" svg:y="16.67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1cm" svg:height="1.977cm" svg:x="8.432cm" svg:y="16.676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10.264cm" svg:y="16.676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12.035cm" svg:y="16.67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13.804cm" svg:y="16.67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1cm" svg:height="1.977cm" svg:x="15.633cm" svg:y="16.676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1cm" svg:height="1.977cm" svg:x="17.403cm" svg:y="16.67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7cm" svg:x="19.172cm" svg:y="16.67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8cm" svg:x="21.014cm" svg:y="16.67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1.978cm" svg:x="22.785cm" svg:y="16.674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2cm" svg:height="1.978cm" svg:x="24.552cm" svg:y="16.67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02cm" svg:height="1.978cm" svg:x="26.382cm" svg:y="16.674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99cm" svg:height="1.978cm" svg:x="28.154cm" svg:y="16.674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99cm" svg:height="1.978cm" svg:x="29.923cm" svg:y="16.674cm">
          <text:p text:style-name="P1">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10.017cm" svg:x2="2.27cm" svg:y2="16.621cm">
          <text:p/>
        </draw:line>
        <draw:line draw:style-name="gr2" draw:text-style-name="P1" draw:layer="layout" svg:x1="4.32cm" svg:y1="10.017cm" svg:x2="4.32cm" svg:y2="16.621cm">
          <text:p/>
        </draw:line>
        <draw:line draw:style-name="gr2" draw:text-style-name="P1" draw:layer="layout" svg:x1="6.02cm" svg:y1="10.017cm" svg:x2="6.02cm" svg:y2="16.621cm">
          <text:p/>
        </draw:line>
        <draw:line draw:style-name="gr2" draw:text-style-name="P1" draw:layer="layout" svg:x1="7.62cm" svg:y1="10.017cm" svg:x2="7.62cm" svg:y2="16.621cm">
          <text:p/>
        </draw:line>
        <draw:line draw:style-name="gr2" draw:text-style-name="P1" draw:layer="layout" svg:x1="18.12cm" svg:y1="10.017cm" svg:x2="18.12cm" svg:y2="16.621cm">
          <text:p/>
        </draw:line>
        <draw:line draw:style-name="gr2" draw:text-style-name="P1" draw:layer="layout" svg:x1="27.22cm" svg:y1="10.017cm" svg:x2="27.22cm" svg:y2="16.621cm">
          <text:p/>
        </draw:line>
        <draw:line draw:style-name="gr3" draw:text-style-name="P1" draw:layer="layout" svg:x1="8.62cm" svg:y1="9.001cm" svg:x2="15.478cm" svg:y2="9.001cm">
          <text:p/>
        </draw:line>
        <draw:line draw:style-name="gr3" draw:text-style-name="P1" draw:layer="layout" svg:x1="20.839cm" svg:y1="9.001cm" svg:x2="26.3cm" svg:y2="9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6T13:51:35</meta:creation-date>
    <dc:date>2014-05-06T14:15:23</dc:date>
    <meta:editing-duration>PT17M14S</meta:editing-duration>
    <meta:editing-cycles>4</meta:editing-cycles>
    <meta:generator>LibreOffice/3.5$MacOSX_x86 LibreOffice_project/e0fbe70-dcba98b-297ab39-994e618-0f858f0</meta:generator>
    <meta:document-statistic meta:object-count="36"/>
  </office:meta>
</office:document-meta>
</file>